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451.84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10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gression</text:p>
          </table:table-cell>
          <table:table-cell/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GOAL</text:p>
          </table:table-cell>
          <table:table-cell table:style-name="ce3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7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raw.githubusercontent.com/Gurubux/Udemy-ML/master/Machine%20Learning%20A-Z/Part%202%20-%20Regression/Section%204%20-%20Simple%20Linear%20Regression/Simple_Linear_Regression/simple_linear_regression.py" xlink:type="simple">simple_linear_regression.py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Salary Data</text:p>
          </table:table-cell>
          <table:table-cell table:style-name="ce4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Non-Linear</text:p>
          </table:table-cell>
          <table:table-cell office:value-type="string" calcext:value-type="string">
            <text:p>china_gdp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Multiple Types</text:p>
          </table:table-cell>
          <table:table-cell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10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Lasso and Ridge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/>
          <table:table-cell table:style-name="ce14"/>
          <table:table-cell table:style-name="ce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0:43:06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6-08T23:14:06.138000000</dc:date>
    <meta:editing-duration>PT4H53S</meta:editing-duration>
    <meta:editing-cycles>4</meta:editing-cycles>
    <meta:document-statistic meta:table-count="1" meta:cell-count="42" meta:object-count="0"/>
  </office:meta>
</office:document-meta>
</file>